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A3000001653FB9EB78.png" manifest:media-type="image/png"/>
  <manifest:file-entry manifest:full-path="Pictures/1000020100000780000004798B185719.png" manifest:media-type="image/png"/>
  <manifest:file-entry manifest:full-path="Pictures/100000000000000800000008DD0ADA29.png" manifest:media-type="image/png"/>
  <manifest:file-entry manifest:full-path="Pictures/10000201000001B9000001213FB27A0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10.088cm" fo:min-width="9.838cm"/>
    </style:style>
    <style:style style:name="gr3" style:family="graphic" style:parent-style-name="standard">
      <style:graphic-properties draw:textarea-horizontal-align="justify" draw:textarea-vertical-align="middle" draw:auto-grow-height="false" fo:min-height="4.611cm" fo:min-width="6.055cm" fo:wrap-option="no-wra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6cm" draw:marker-start="Arrow" draw:marker-start-width="0.459cm" draw:marker-end="Arrow" draw:marker-end-width="0.459cm" draw:textarea-vertical-align="middle" fo:padding-top="0.178cm" fo:padding-bottom="0.178cm" fo:padding-left="0.303cm" fo:padding-right="0.303cm"/>
    </style:style>
    <style:style style:name="gr6" style:family="graphic" style:parent-style-name="standard">
      <style:graphic-properties svg:stroke-width="0.106cm" svg:stroke-color="#000000" draw:marker-start="Arrow" draw:marker-start-width="0.459cm" draw:marker-end="Arrow" draw:marker-end-width="0.459cm" draw:textarea-vertical-align="middle" fo:padding-top="0.178cm" fo:padding-bottom="0.178cm" fo:padding-left="0.303cm" fo:padding-right="0.303cm"/>
    </style:style>
    <style:style style:name="gr7"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8" style:family="graphic" style:parent-style-name="Object_20_with_20_no_20_fill_20_and_20_no_20_line">
      <style:graphic-properties draw:fill="bitmap" draw:fill-image-name="Bitmap_20_2" style:repeat="stretch"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44pt" style:font-size-asian="44pt" style:font-size-complex="44pt"/>
    </style:style>
    <style:style style:name="P3" style:family="paragraph">
      <style:text-properties fo:font-size="44pt" style:font-size-asian="44pt" style:font-size-complex="44pt"/>
    </style:style>
    <style:style style:name="T1" style:family="text">
      <style:text-properties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7.462cm" svg:height="4.355cm" svg:x="2.651cm" svg:y="17.383cm">
          <draw:image xlink:href="Pictures/1000020100000780000004798B185719.png" xlink:type="simple" xlink:show="embed" xlink:actuate="onLoad">
            <text:p/>
          </draw:image>
        </draw:frame>
        <draw:custom-shape draw:style-name="gr2" draw:text-style-name="P1" draw:layer="layout" svg:width="14.62cm" svg:height="14.62cm" svg:x="27.274cm" svg:y="8.112cm">
          <text:p/>
          <draw:enhanced-geometry svg:viewBox="0 0 21600 21600" draw:glue-points="10800 0 3163 3163 0 10800 3163 18437 10800 21600 18437 18437 21600 10800 18437 3163" draw:text-areas="3163 3163 18437 18437" draw:type="ring" draw:modifiers="3366.82853429998"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3" draw:text-style-name="P2" draw:layer="layout" svg:width="10.033cm" svg:height="7.493cm" svg:x="1.127cm" svg:y="2.778cm">
          <text:p text:style-name="P1"><text:span text:style-name="T1">This </text:span></text:p>
          <text:p text:style-name="P1"><text:span text:style-name="T1">applic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4.312cm" svg:height="9.445cm" svg:x="20.59cm" svg:y="1.254cm">
          <draw:image xlink:href="Pictures/10000201000000A3000001653FB9EB78.png" xlink:type="simple" xlink:show="embed" xlink:actuate="onLoad">
            <text:p/>
          </draw:image>
        </draw:frame>
        <draw:frame draw:style-name="gr1" draw:text-style-name="P1" draw:layer="layout" svg:width="1.391cm" svg:height="3.048cm" svg:x="37.449cm" svg:y="7.858cm">
          <draw:image xlink:href="Pictures/10000201000000A3000001653FB9EB78.png" xlink:type="simple" xlink:show="embed" xlink:actuate="onLoad">
            <text:p/>
          </draw:image>
        </draw:frame>
        <draw:frame draw:style-name="gr1" draw:text-style-name="P1" draw:layer="layout" svg:width="1.391cm" svg:height="3.048cm" svg:x="31.359cm" svg:y="7.477cm">
          <draw:image xlink:href="Pictures/10000201000000A3000001653FB9EB78.png" xlink:type="simple" xlink:show="embed" xlink:actuate="onLoad">
            <text:p/>
          </draw:image>
        </draw:frame>
        <draw:frame draw:style-name="gr1" draw:text-style-name="P1" draw:layer="layout" svg:width="1.391cm" svg:height="3.048cm" svg:x="27.924cm" svg:y="15.732cm">
          <draw:image xlink:href="Pictures/10000201000000A3000001653FB9EB78.png" xlink:type="simple" xlink:show="embed" xlink:actuate="onLoad">
            <text:p/>
          </draw:image>
        </draw:frame>
        <draw:frame draw:style-name="gr1" draw:text-style-name="P1" draw:layer="layout" svg:width="1.391cm" svg:height="3.048cm" svg:x="32.121cm" svg:y="19.415cm">
          <draw:image xlink:href="Pictures/10000201000000A3000001653FB9EB78.png" xlink:type="simple" xlink:show="embed" xlink:actuate="onLoad">
            <text:p/>
          </draw:image>
        </draw:frame>
        <draw:frame draw:style-name="gr4" draw:text-style-name="P3" draw:layer="layout" svg:width="4.646cm" svg:height="1.987cm" svg:x="32.369cm" svg:y="14.253cm">
          <draw:text-box>
            <text:p><text:span text:style-name="T1">ESRF</text:span></text:p>
          </draw:text-box>
        </draw:frame>
        <draw:line draw:style-name="gr5" draw:text-style-name="P1" draw:layer="layout" svg:x1="25.003cm" svg:y1="6.207cm" svg:x2="29.448cm" svg:y2="10.017cm">
          <text:p/>
        </draw:line>
        <draw:frame draw:style-name="gr4" draw:layer="layout" svg:width="2.619cm" svg:height="0.962cm" svg:x="26.781cm" svg:y="6.842cm">
          <draw:text-box>
            <text:p>tango://</text:p>
          </draw:text-box>
        </draw:frame>
        <draw:line draw:style-name="gr6" draw:text-style-name="P1" draw:layer="layout" svg:x1="10.906cm" svg:y1="5.445cm" svg:x2="20.59cm" svg:y2="5.445cm">
          <text:p/>
        </draw:line>
        <draw:line draw:style-name="gr6" draw:text-style-name="P1" draw:layer="layout" svg:x1="6.461cm" svg:y1="10.398cm" svg:x2="6.461cm" svg:y2="16.621cm">
          <text:p/>
        </draw:line>
        <draw:frame draw:style-name="gr7" draw:layer="layout" svg:width="2.411cm" svg:height="0.962cm" svg:x="14.21cm" svg:y="4.175cm">
          <draw:text-box>
            <text:p>https://</text:p>
          </draw:text-box>
        </draw:frame>
        <draw:frame draw:style-name="gr7" draw:layer="layout" svg:width="2.411cm" svg:height="0.962cm" svg:x="6.715cm" svg:y="12.938cm">
          <draw:text-box>
            <text:p>https://</text:p>
          </draw:text-box>
        </draw:frame>
        <draw:frame draw:style-name="gr4" draw:text-style-name="P2" draw:layer="layout" svg:width="7.466cm" svg:height="3.723cm" svg:x="19.161cm" svg:y="10.739cm">
          <draw:text-box>
            <text:p text:style-name="P1"><text:span text:style-name="T1">Tango </text:span></text:p>
            <text:p text:style-name="P1"><text:span text:style-name="T1">REST API</text:span></text:p>
          </draw:text-box>
        </draw:frame>
        <draw:path draw:style-name="gr8" draw:text-style-name="P1" draw:layer="layout" svg:width="11.666cm" svg:height="7.644cm" svg:x="0.579cm" svg:y="16.569cm" svg:viewBox="0 0 11667 7645" svg:d="M2924 813c-349 0-698 349-698 698v2795c0 349 349 699 698 699h5716c349 0 699-350 699-699v-2795c0-349-350-698-699-698zM0 7645v-7645h11667v7645z">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2" draw:display-name="Bitmap 2" xlink:href="Pictures/10000201000001B9000001213FB27A05.png" xlink:type="simple" xlink:show="embed" xlink:actuate="onLoad"/>
    <draw:fill-image draw:name="Empty" xlink:href="Pictures/100000000000000800000008DD0ADA29.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Igor Khokhriakov</meta:initial-creator>
    <meta:creation-date>2017-05-12T15:39:59.049825902</meta:creation-date>
    <dc:date>2017-05-15T11:29:29.134018834</dc:date>
    <dc:creator>Igor Khokhriakov</dc:creator>
    <meta:editing-duration>PT15M49S</meta:editing-duration>
    <meta:editing-cycles>2</meta:editing-cycles>
    <meta:generator>LibreOffice/4.3.3.2$Linux_X86_64 LibreOffice_project/430m0$Build-2</meta:generator>
    <meta:document-statistic meta:object-count="17"/>
  </office:meta>
</office:document-meta>
</file>